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0.726cm"/>
    </style:style>
    <style:style style:name="co19" style:family="table-column">
      <style:table-column-properties fo:break-before="auto" style:column-width="7.844cm"/>
    </style:style>
    <style:style style:name="co20" style:family="table-column">
      <style:table-column-properties fo:break-before="auto" style:column-width="1.626cm"/>
    </style:style>
    <style:style style:name="co21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" style:family="table-cell" style:parent-style-name="Default">
      <style:text-properties style:font-name="Verdana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0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3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5" style:family="table-cell" style:parent-style-name="Default" style:data-style-name="N175">
      <style:text-properties style:font-name="Verdana" fo:font-size="7pt" style:font-size-asian="7pt" style:font-size-complex="7pt"/>
    </style:style>
    <style:style style:name="ce86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78" style:family="table-cell" style:parent-style-name="Default" style:data-style-name="N136"/>
    <style:style style:name="ce90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6" style:family="table-cell" style:parent-style-name="Default" style:data-style-name="N136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36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3" style:family="table-cell" style:parent-style-name="Default" style:data-style-name="N136">
      <style:text-properties style:font-name="Verdana" fo:font-size="7pt" style:font-size-asian="7pt" style:font-size-complex="7pt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5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7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1" style:family="table-cell" style:parent-style-name="Default" style:data-style-name="N140"/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3" style:family="table-cell" style:parent-style-name="Default" style:data-style-name="N140">
      <style:text-properties style:font-name="Verdana" fo:font-size="7pt" style:font-size-asian="7pt" style:font-size-complex="7pt"/>
    </style:style>
    <style:style style:name="ce145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0" style:family="table-cell" style:parent-style-name="Default" style:data-style-name="N180"/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 style:data-style-name="N18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93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9" style:family="table-cell" style:parent-style-name="Default" style:data-style-name="N177"/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76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96" style:family="table-cell" style:parent-style-name="Default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0" style:family="table-cell" style:parent-style-name="Default" style:data-style-name="N154"/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2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1])" table:allow-empty-cell="false" table:display-list="unsorted" table:base-cell-address="Invoice.H30">
          <table:error-message table:message-type="stop" table:display="true"/>
        </table:content-validation>
        <table:content-validation table:name="val4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5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4"/>
        <table:table-column table:style-name="co5" table:default-cell-style-name="ce3"/>
        <table:table-column table:style-name="co6" table:default-cell-style-name="ce67"/>
        <table:table-column table:style-name="co7" table:default-cell-style-name="ce86"/>
        <table:table-column table:style-name="co8" table:default-cell-style-name="ce109"/>
        <table:table-column table:style-name="co9" table:default-cell-style-name="ce125"/>
        <table:table-column table:style-name="co10" table:default-cell-style-name="ce145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4]; &quot; &quot;; [.O5])" office:value-type="string" office:string-value="Acme Ltd. • 42 Milky Way • DE-1234 Faraway" calcext:value-type="string">
            <text:p>Acme Ltd. • 42 Milky Way • DE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10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76"/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10"/>
          <table:table-cell table:style-name="ce127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77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10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number-columns-repeated="2"/>
          <table:table-cell table:style-name="ce279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0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10" table:content-validation-name="val1" office:value-type="string" calcext:value-type="string">
            <text:p>S20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O15]; [Tax.$A$2:.$B$11]; 2; 0)" office:value-type="percentage" office:value="0.2" calcext:value-type="percentage">
            <text:p>20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3"/>
          <table:table-cell table:style-name="ce90"/>
          <table:table-cell/>
          <table:table-cell table:style-name="ce127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3"/>
          <table:covered-table-cell table:style-name="ce90"/>
          <table:covered-table-cell/>
          <table:covered-table-cell table:style-name="ce127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3"/>
          <table:table-cell table:style-name="ce90"/>
          <table:table-cell/>
          <table:table-cell table:style-name="ce127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91"/>
          <table:table-cell table:style-name="ce300" table:formula="of:=[.J29]*0.03" office:value-type="currency" office:currency="EUR" office:value="767.9322" calcext:value-type="currency">
            <text:p>€767.93</text:p>
          </table:table-cell>
          <table:table-cell table:style-name="Default"/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H23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Default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H24]; [Tax.$A$2:.$B$11]; 2; 0)" office:value-type="percentage" office:value="0.2" calcext:value-type="percentage">
            <text:p>20 %</text:p>
          </table:table-cell>
          <table:table-cell table:style-name="ce200" table:content-validation-name="val1" office:value-type="string" calcext:value-type="string">
            <text:p>S20</text:p>
          </table:table-cell>
          <table:table-cell table:style-name="ce234" table:formula="of:=ROUND([.$J24]*[.$G24]; 2)" office:value-type="currency" office:currency="EUR" office:value="3.05" calcext:value-type="currency">
            <text:p><text:s/>3.05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H25]; [Tax.$A$2:.$B$11]; 2; 0)" office:value-type="percentage" office:value="0.09" calcext:value-type="percentage">
            <text:p>9 %</text:p>
          </table:table-cell>
          <table:table-cell table:style-name="ce200" table:content-validation-name="val1" office:value-type="string" calcext:value-type="string">
            <text:p>S9</text:p>
          </table:table-cell>
          <table:table-cell table:style-name="ce234" table:formula="of:=ROUND([.$J25]*[.$G25]; 2)" office:value-type="currency" office:currency="EUR" office:value="50.63" calcext:value-type="currency">
            <text:p><text:s/>50.63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6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7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6" table:formula="of:=VLOOKUP([.H28]; [Tax.$A$2:.$B$11]; 2; 0)" office:value-type="percentage" office:value="0" calcext:value-type="percentage">
            <text:p>0 %</text:p>
          </table:table-cell>
          <table:table-cell table:style-name="ce201" table:content-validation-name="val1" office:value-type="string" calcext:value-type="string">
            <text:p>AE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302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0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53.68" calcext:value-type="currency">
            <text:p><text:s/>53.6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office:value-type="string" calcext:value-type="string">
            <text:p>Percentage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H30]; [Tax.$A$2:.$B$11]; 2; 0)" office:value-type="percentage" office:value="0" calcext:value-type="percentage">
            <text:p>0 %</text:p>
          </table:table-cell>
          <table:table-cell table:style-name="ce203" table:content-validation-name="val3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4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H31]; [Tax.$A$2:.$B$11]; 2; 0)" office:value-type="percentage" office:value="0" calcext:value-type="percentage">
            <text:p>0 %</text:p>
          </table:table-cell>
          <table:table-cell table:style-name="ce203" table:content-validation-name="val3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4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0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53.68" calcext:value-type="currency">
            <text:p><text:s/>53.6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TotalAllowanceCharge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0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0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Skip</text:p>
          </table:table-cell>
          <table:table-cell table:style-name="ce296"/>
          <table:table-cell table:style-name="ce304" table:number-columns-repeated="1014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20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5]; [.$J$23:.$J$26])" office:value-type="currency" office:currency="EUR" office:value="15.24" calcext:value-type="currency">
            <text:p>15.24 €</text:p>
          </table:table-cell>
          <table:table-cell table:style-name="ce188" table:formula="of:=VLOOKUP([.B35]; [Tax.$A$2:.$B$11]; 2; 0)" office:value-type="percentage" office:value="0.2" calcext:value-type="percentage">
            <text:p>20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3.05" calcext:value-type="currency">
            <text:p>3.05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5]; [Tax.$A$2:.$C$11];3; 0)" office:value-type="string" office:string-value="S" calcext:value-type="string">
            <text:p>S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6]; [.$J$23:.$J$26])" office:value-type="currency" office:currency="EUR" office:value="562.5" calcext:value-type="currency">
            <text:p>562.50 €</text:p>
          </table:table-cell>
          <table:table-cell table:style-name="ce188" table:formula="of:=VLOOKUP([.B36]; [Tax.$A$2:.$B$11]; 2; 0)" office:value-type="percentage" office:value="0.09" calcext:value-type="percentage">
            <text:p>9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50.63" calcext:value-type="currency">
            <text:p>50.63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6]; [Tax.$A$2:.$C$11];3; 0)" office:value-type="string" office:string-value="S" calcext:value-type="string">
            <text:p>S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7]; [.$J$23:.$J$26])" office:value-type="currency" office:currency="EUR" office:value="10200" calcext:value-type="currency">
            <text:p>10,200.00 €</text:p>
          </table:table-cell>
          <table:table-cell table:style-name="ce188" table:formula="of:=VLOOKUP([.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7]; [Tax.$A$2:.$C$11];3; 0)" office:value-type="string" office:string-value="AE" calcext:value-type="string">
            <text:p>AE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6]; [.$B38]; [.$J$23:.$J$26])" office:value-type="currency" office:currency="EUR" office:value="3315" calcext:value-type="currency">
            <text:p>3,315.00 €</text:p>
          </table:table-cell>
          <table:table-cell table:style-name="ce188" table:formula="of:=VLOOKUP([.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8]; [Tax.$A$2:.$C$11];3; 0)" office:value-type="string" office:string-value="Z" calcext:value-type="string">
            <text:p>Z</text:p>
          </table:table-cell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6]; [.$B39]; [.$J$23:.$J$26])" office:value-type="currency" office:currency="EUR" office:value="0" calcext:value-type="currency">
            <text:p>0.00 €</text:p>
          </table:table-cell>
          <table:table-cell table:style-name="ce190" table:formula="of:=VLOOKUP([.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8" table:formula="of:=[.F39]/100 * ROUND([.J29];2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 table:formula="of:=VLOOKUP([.B39]; [Tax.$A$2:.$C$11];3; 0)" office:value-type="string" office:string-value="K" calcext:value-type="string">
            <text:p>K</text:p>
          </table:table-cell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SUM([.J35:.J39])" office:value-type="currency" office:currency="EUR" office:value="53.68" calcext:value-type="currency">
            <text:p>53.68 €</text:p>
          </table:table-cell>
          <table:table-cell table:style-name="Default"/>
          <table:table-cell table:style-name="ce286" office:value-type="string" calcext:value-type="string">
            <text:p>TaxTotal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31.39" calcext:value-type="currency">
            <text:p>24,931.3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2"/>
          <table:covered-table-cell table:style-name="ce56"/>
          <table:covered-table-cell table:style-name="ce42"/>
          <table:covered-table-cell table:style-name="ce85"/>
          <table:covered-table-cell table:style-name="ce103"/>
          <table:covered-table-cell table:style-name="ce124"/>
          <table:covered-table-cell table:style-name="ce143"/>
          <table:covered-table-cell table:style-name="ce193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2"/>
          <table:table-cell table:style-name="ce56"/>
          <table:table-cell table:style-name="ce42"/>
          <table:table-cell table:style-name="ce85"/>
          <table:table-cell table:style-name="ce103"/>
          <table:table-cell table:style-name="ce124"/>
          <table:table-cell table:style-name="ce143"/>
          <table:table-cell table:style-name="ce193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2"/>
          <table:table-cell table:style-name="ce56"/>
          <table:table-cell table:style-name="ce42"/>
          <table:table-cell table:style-name="ce85"/>
          <table:table-cell table:style-name="ce103"/>
          <table:table-cell table:style-name="ce124"/>
          <table:table-cell table:style-name="ce143"/>
          <table:table-cell table:style-name="ce193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ce316"/>
        <table:table-column table:style-name="co19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percentage" office:value="0.2" calcext:value-type="percentage">
            <text:p>20 %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percentage" office:value="0.09" calcext:value-type="percentage">
            <text:p>9 %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llowanceAndCharge" table:style-name="ta1"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5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5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5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5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style-name="ce291"/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formula="of:=['Dotted''Sheet'.A1]" office:value-type="string" office:string-value="Hit!" calcext:value-type="string">
            <text:p>Hit!</text:p>
          </table:table-cell>
          <table:table-cell/>
          <table:table-cell table:style-name="Default"/>
          <table:table-cell table:number-columns-repeated="16379"/>
        </table:table-row>
      </table:table>
      <table:table table:name="Dotted'Sheet" table:style-name="ta1">
        <office:forms form:automatic-focus="false" form:apply-design-mode="false"/>
        <table:table-column table:style-name="co14" table:number-columns-repeated="3" table:default-cell-style-name="Default"/>
        <table:table-row table:style-name="ro2">
          <table:table-cell office:value-type="string" calcext:value-type="string">
            <text:p>Hit!</text:p>
          </table:table-cell>
          <table:table-cell/>
          <table:table-cell table:formula="of:=[.A1]" office:value-type="string" office:string-value="Hit!" calcext:value-type="string">
            <text:p>Hit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7:55:24.437869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5DT19H19M48S</meta:editing-duration>
    <meta:editing-cycles>73</meta:editing-cycles>
    <meta:generator>LibreOffice/7.6.4.1$MacOSX_X86_64 LibreOffice_project/e19e193f88cd6c0525a17fb7a176ed8e6a3e2aa1</meta:generator>
    <meta:initial-creator>Guido Flohr</meta:initial-creator>
    <dc:date>2024-10-21T13:16:21.695345423</dc:date>
    <meta:document-statistic meta:table-count="5" meta:cell-count="301" meta:object-count="0"/>
  </office:meta>
</office:document-meta>
</file>